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ringMap.getMap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6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StringMap.setPerson( Bea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ringMap.getMap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ringMap.setMap1( Map map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6.test_for_iss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StringMap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6.test_for_issu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nStringMap.setMap3( Map map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ringMap.setMap2( Map map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StringMap.getMa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6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